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 Zopa Technical Test</text:span><text:line-break/><text:line-break/>There is a need for a rate calculation system allowing prospective borrowers to<text:line-break/>obtain a quote from our pool of lenders for 36 month loans. This system will <text:line-break/>take the form of a command-line application.<text:line-break/><text:line-break/>You will be provided with a file containing a list of all the offers being made<text:line-break/>by the lenders within the system in CSV format, see the example market.csv file<text:line-break/>provided alongside this specification.<text:line-break/><text:line-break/>You should strive to provide as low a rate to the borrower as is possible to<text:line-break/>ensure that Zopa's quotes are as competitive as they can be against our<text:line-break/>competitors'. You should also provide the borrower with the details of the<text:line-break/>monthly repayment amount and the total repayment amount.<text:line-break/><text:line-break/>Repayment amounts should be displayed to 2 decimal places and the rate of the <text:line-break/>loan should be displayed to one decimal place.<text:line-break/><text:line-break/>Borrowers should be able to request a loan of any £100 increment between £1000<text:line-break/>and £15000 inclusive. If the market does not have sufficient offers from<text:line-break/>lenders to satisfy the loan then the system should inform the borrower that it<text:line-break/>is not possible to provide a quote at that time.<text:line-break/><text:line-break/><text:span text:style-name="T1">The application should take arguments in the form:</text:span><text:line-break/><text:line-break/> <text:s text:c="3"/>cmd&gt; [application] [market_file] [loan_amount]<text:line-break/><text:line-break/><text:span text:style-name="T1">Example:</text:span><text:line-break/><text:line-break/> <text:s text:c="3"/>cmd&gt; quote.exe market.csv 1500<text:line-break/><text:line-break/><text:span text:style-name="T1">The application should produce output in the form</text:span>:<text:line-break/><text:line-break/> <text:s text:c="3"/>cmd&gt; [application] [market_file] [loan_amount]<text:line-break/> <text:s text:c="3"/>Requested amount: £XXXX<text:line-break/> <text:s text:c="3"/>Rate: X.X%<text:line-break/> <text:s text:c="3"/>Monthly repayment: £XXXX.XX<text:line-break/> <text:s text:c="3"/>Total repayment: £XXXX.XX<text:line-break/><text:line-break/><text:span text:style-name="T1">Example</text:span>:<text:line-break/><text:line-break/><text:tab/>cmd&gt; quote.exe market.csv 1000<text:line-break/><text:tab/>Requested amount: £1000<text:line-break/><text:tab/>Rate: 7.0%<text:line-break/><text:tab/>Monthly repayment: £30.78<text:line-break/><text:tab/>Total repayment: £1108.10<text:line-break/><text:span text:style-name="T1"><text:line-break/>## Remarks</text:span><text:line-break/><text:soft-page-break/> <text:line-break/> * We do not mind what language you chose for your implementation<text:line-break/> * The monthly and total repayment should use monthly compounding interest<text:line-break/> * We will review your code and run it against some other test cases to see how<text:line-break/> <text:s text:c="2"/>it handles them<text:line-break/> * If you have any questions then don't hesitate to contact us</text:p>
      <text:p text:style-name="Standard"/>
      <text:p text:style-name="Standard">Lender,Rate,Available</text:p>
      <text:p text:style-name="Standard">Bob,0.075,640</text:p>
      <text:p text:style-name="Standard">Jane,0.069,480</text:p>
      <text:p text:style-name="Standard">Fred,0.071,520</text:p>
      <text:p text:style-name="Standard">Mary,0.104,170</text:p>
      <text:p text:style-name="Standard">John,0.081,320</text:p>
      <text:p text:style-name="Standard">Dave,0.074,140</text:p>
      <text:p text:style-name="Standard">Angela,0.071,60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GB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n" fo:country="GB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9" meta:word-count="315" meta:character-count="2044"/>
    <dc:date>2017-09-20T22:42:16.79</dc:date>
    <dc:creator>ivo taba</dc:creator>
    <meta:generator>OpenOffice/4.1.2$Win32 OpenOffice.org_project/412m3$Build-9782</meta:generator>
  </office:meta>
</office:document-meta>
</file>